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style>
    <style:style style:name="P2" style:family="paragraph" style:parent-style-name="Standard">
      <loext:graphic-properties draw:fill="solid" draw:fill-color="#fafafa"/>
      <style:paragraph-properties fo:margin-left="0in" fo:margin-right="0in" fo:margin-top="0in" fo:margin-bottom="0.2083in" loext:contextual-spacing="false" style:line-height-at-least="0.2189in" fo:text-align="start" style:justify-single-word="false" fo:orphans="2" fo:widows="2" fo:text-indent="0in" style:auto-text-indent="false" fo:background-color="#fafafa" style:vertical-align="auto" style:writing-mode="lr-tb"/>
    </style:style>
    <style:style style:name="P3" style:family="paragraph" style:parent-style-name="Standard" style:list-style-name="WWNum4">
      <style:paragraph-properties fo:margin-left="0.5in" fo:margin-right="0in" fo:margin-top="0in" fo:margin-bottom="0.111in" loext:contextual-spacing="false" fo:line-height="107%" fo:text-align="start" style:justify-single-word="false" fo:orphans="2" fo:widows="2" fo:text-indent="0in" style:auto-text-indent="false" style:vertical-align="auto" style:writing-mode="lr-tb">
        <style:tab-stops/>
      </style:paragraph-properties>
    </style:style>
    <style:style style:name="P4" style:family="paragraph" style:parent-style-name="Standard" style:list-style-name="WWNum5">
      <style:paragraph-properties fo:margin-left="0.5in" fo:margin-right="0in" fo:margin-top="0in" fo:margin-bottom="0.111in" loext:contextual-spacing="false" fo:line-height="107%" fo:text-align="start" style:justify-single-word="false" fo:orphans="2" fo:widows="2" fo:text-indent="0in" style:auto-text-indent="false" style:vertical-align="auto" style:writing-mode="lr-tb">
        <style:tab-stops/>
      </style:paragraph-properties>
    </style:style>
    <style:style style:name="P5" style:family="paragraph" style:parent-style-name="Standard" style:list-style-name="WWNum3">
      <style:paragraph-properties fo:margin-left="0.5in" fo:margin-right="0in" fo:margin-top="0in" fo:margin-bottom="0.111in" loext:contextual-spacing="false" fo:line-height="107%" fo:text-align="start" style:justify-single-word="false" fo:orphans="2" fo:widows="2" fo:text-indent="0in" style:auto-text-indent="false" style:vertical-align="auto" style:writing-mode="lr-tb">
        <style:tab-stops/>
      </style:paragraph-properties>
    </style:style>
    <style:style style:name="P6" style:family="paragraph" style:parent-style-name="Standard" style:list-style-name="WWNum6">
      <style:paragraph-properties fo:margin-left="0.5in" fo:margin-right="0in" fo:margin-top="0in" fo:margin-bottom="0.111in" loext:contextual-spacing="false" fo:line-height="107%" fo:text-align="start" style:justify-single-word="false" fo:orphans="2" fo:widows="2" fo:text-indent="0in" style:auto-text-indent="false" style:vertical-align="auto" style:writing-mode="lr-tb">
        <style:tab-stops/>
      </style:paragraph-properties>
    </style:style>
    <style:style style:name="P7" style:family="paragraph" style:parent-style-name="Standard" style:list-style-name="WWNum3">
      <style:paragraph-properties fo:margin-left="1in" fo:margin-right="0in" fo:margin-top="0in" fo:margin-bottom="0.111in" loext:contextual-spacing="false" fo:line-height="107%"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list-style-name="WWNum3">
      <style:paragraph-properties fo:margin-left="1.5in" fo:margin-right="0in" fo:margin-top="0in" fo:margin-bottom="0.111in" loext:contextual-spacing="false" fo:line-height="107%" fo:text-align="start" style:justify-single-word="false" fo:orphans="2" fo:widows="2" fo:text-indent="0in" style:auto-text-indent="false" style:vertical-align="auto" style:writing-mode="lr-tb">
        <style:tab-stops/>
      </style:paragraph-properties>
    </style:style>
    <style:style style:name="P9" style:family="paragraph" style:parent-style-name="Heading_20_1" style:list-style-name="">
      <style:paragraph-properties fo:margin-left="0in" fo:margin-right="0in" fo:margin-top="0.1665in" fo:margin-bottom="0.0417in" loext:contextual-spacing="false" fo:line-height="107%" fo:text-align="start" style:justify-single-word="false" fo:orphans="2" fo:widows="2" fo:text-indent="0in" style:auto-text-indent="false" fo:keep-with-next="always" style:vertical-align="auto" style:writing-mode="lr-tb"/>
    </style:style>
    <style:style style:name="P10" style:family="paragraph" style:parent-style-name="Heading_20_1" style:list-style-name="" style:master-page-name="Standard">
      <style:paragraph-properties fo:margin-left="0in" fo:margin-right="0in" fo:margin-top="0.1665in" fo:margin-bottom="0.0417in" loext:contextual-spacing="false" fo:line-height="107%" fo:text-align="start" style:justify-single-word="false" fo:orphans="2" fo:widows="2" fo:text-indent="0in" style:auto-text-indent="false" style:page-number="auto" fo:keep-with-next="always" style:vertical-align="auto" style:writing-mode="lr-tb"/>
    </style:style>
    <style:style style:name="P11" style:family="paragraph" style:parent-style-name="Heading_20_2" style:list-style-name="">
      <style:paragraph-properties fo:margin-left="0in" fo:margin-right="0in" fo:margin-top="0.1665in" fo:margin-bottom="0.0417in" loext:contextual-spacing="false" fo:line-height="107%" fo:text-align="start" style:justify-single-word="false" fo:orphans="2" fo:widows="2" fo:text-indent="0in" style:auto-text-indent="false" fo:keep-with-next="always" style:vertical-align="auto" style:writing-mode="lr-tb"/>
    </style:style>
    <style:style style:name="T1" style:family="text">
      <style:text-properties fo:font-weight="normal" style:font-weight-asian="normal"/>
    </style:style>
    <style:style style:name="T2" style:family="text">
      <style:text-properties fo:color="#333333" fo:font-size="10.5pt" fo:background-color="#ffffff" loext:char-shading-value="0" style:font-size-asian="10.5pt" style:font-size-complex="10.5pt"/>
    </style:style>
    <style:style style:name="T3" style:family="text">
      <style:text-properties fo:color="#333333" style:font-name="Calibri" fo:font-size="10.5pt" fo:font-style="normal" fo:font-weight="normal" fo:background-color="#ffffff" loext:char-shading-value="0" style:font-size-asian="10.5pt" style:font-style-asian="normal" style:font-weight-asian="normal" style:font-name-complex="Times New Roman" style:font-size-complex="10.5pt" style:font-style-complex="normal" style:font-weight-complex="normal"/>
    </style:style>
    <style:style style:name="T4" style:family="text">
      <style:text-properties fo:color="#333333" style:font-name="Arial" fo:font-size="10.5pt" style:font-size-asian="10.5pt" style:font-name-complex="Arial1" style:font-size-complex="10.5pt"/>
    </style:style>
    <style:style style:name="T5" style:family="text">
      <style:text-properties style:font-name="Calibri" fo:font-size="10.5pt" fo:language="en" fo:country="CA" fo:font-style="normal" fo:font-weight="normal" fo:background-color="#ffffff" loext:char-shading-value="0" style:font-size-asian="10.5pt" style:language-asian="en" style:country-asian="CA"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fo:background-color="#ffffff" loext:char-shading-value="0"/>
    </style:style>
    <style:style style:name="T7" style:family="text">
      <style:text-properties style:font-name-complex="Times New Roman"/>
    </style:style>
    <style:style style:name="T8" style:family="text">
      <style:text-properties fo:language="en" fo:country="CA" style:language-asian="en" style:country-asian="CA" style:language-complex="ar" style:country-complex="SA"/>
    </style:style>
    <style:style style:name="T9"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roblem Definition</text:h>
      <text:p text:style-name="P1">When typing a message into my phone I want suggested words which I can select to improve the efficiency of my typing.</text:p>
      <text:h text:style-name="P11" text:outline-level="2">The Dataset</text:h>
      <text:p text:style-name="P1"><text:span text:style-name="T2">This is a contrived scenario, so we will be using a specific data set upon which to build our solution (although we are allowed to use external datasets to extend our model). From Coursera:</text:span></text:p>
      <text:h text:style-name="P11" text:outline-level="2"><text:span text:style-name="T3">The first step in analyzing any new data set is figuring out: (a) what data you have and (b) what are the standard tools and models used for that type of data. Make sure you have downloaded the data from Coursera before heading for the exercises. This exercise uses the files named LOCALE.blogs.txt where LOCALE is the each of the four locales en_US, de_DE, ru_RU and fi_FI. The data is from a corpus called HC Corpora (</text:span><text:a xlink:type="simple" xlink:href="http://www.corpora.heliohost.org" text:style-name="Internet_20_link" text:visited-style-name="Visited_20_Internet_20_Link"><text:span text:style-name="T5">www.corpora.heliohost.org</text:span></text:a><text:span text:style-name="T3">). See the readme file at </text:span><text:a xlink:type="simple" xlink:href="http://www.corpora.heliohost.org/aboutcorpus.html" text:style-name="Internet_20_link" text:visited-style-name="Visited_20_Internet_20_Link"><text:span text:style-name="T5">http://www.corpora.heliohost.org/aboutcorpus.html</text:span></text:a><text:span text:style-name="T3"> for details on the corpora available. The files have been language filtered but may still contain some foreign text.</text:span></text:h>
      <text:h text:style-name="P11" text:outline-level="2"><text:span text:style-name="T6">The Domain</text:span></text:h>
      <text:p text:style-name="P1">Natural Language Processing, from Coursera:</text:p>
      <text:p text:style-name="P2"><text:span text:style-name="T4">In this capstone we will be applying data science in the area of natural language processing. As a first step toward working on this project, you should familiarize yourself with Natural Language Processing, Text Mining, and the associated tools in R. </text:span></text:p>
      <text:h text:style-name="P9" text:outline-level="1"><text:span text:style-name="T7">Requirements</text:span></text:h>
      <text:h text:style-name="P11" text:outline-level="2">Overall Description</text:h>
      <text:list xml:id="list1643372712532448974" text:style-name="WWNum4">
        <text:list-item>
          <text:p text:style-name="P3">This app will take text input from the user (English assumed) in a text box in a web interface (which mock for a phone keyboard input)</text:p>
        </text:list-item>
        <text:list-item>
          <text:p text:style-name="P3">While typing, the app will suggest 1-3 words/phrases to the user which if clicked will be appended to the sentence in the text box</text:p>
        </text:list-item>
        <text:list-item>
          <text:p text:style-name="P3">In order to do this, the app must have trained for text prediction on a corpus of text, this requires parsing, cleansing &amp; tokenizing - of both the training data and the text input from the user so that they are compatible data sets</text:p>
        </text:list-item>
      </text:list>
      <text:h text:style-name="P11" text:outline-level="2">Constraints &amp; Interfaces</text:h>
      <text:list xml:id="list4572260634082578791" text:style-name="WWNum5">
        <text:list-item>
          <text:p text:style-name="P4">This app will run in a modern web browser made available through a Shiny app (<text:a xlink:type="simple" xlink:href="https://www.rstudio.com/products/shiny/shiny-server/" text:style-name="Internet_20_link" text:visited-style-name="Visited_20_Internet_20_Link"><text:span text:style-name="T8">https://www.rstudio.com/products/shiny/shiny-server/</text:span></text:a>)</text:p>
        </text:list-item>
        <text:list-item>
          <text:p text:style-name="P4">This app must be written in R, which Shiny is built on and uses</text:p>
        </text:list-item>
        <text:list-item>
          <text:p text:style-name="P4">This app must perform well with minimal memory usage as if running on smart phone (2013+)</text:p>
        </text:list-item>
      </text:list>
      <text:h text:style-name="P11" text:outline-level="2"><text:soft-page-break/>App Features</text:h>
      <text:list xml:id="list7023567261094681963" text:style-name="WWNum3">
        <text:list-item>
          <text:p text:style-name="P5"><text:span text:style-name="T9">Predict Next Word</text:span>:</text:p>
          <text:list>
            <text:list-item>
              <text:p text:style-name="P7">Description &amp; Priority: Parse input text from user in English and suggest 1-3 best next words/phrases to add to the sentence. If the user clicks on the option suggestion it will be appended to the sentence and the user can continue typing</text:p>
            </text:list-item>
            <text:list-item>
              <text:p text:style-name="P7">Stimulus/Response Sequences: </text:p>
              <text:list>
                <text:list-item>
                  <text:p text:style-name="P8">User (via Shiny App): start-up program</text:p>
                </text:list-item>
                <text:list-item>
                  <text:p text:style-name="P8">App: Start Shiny server, load prediction model</text:p>
                </text:list-item>
                <text:list-item>
                  <text:p text:style-name="P8">User: Types text</text:p>
                </text:list-item>
                <text:list-item>
                  <text:p text:style-name="P8">App: Parse text, pop-up or display buttons with best 1-3 words/phrases</text:p>
                </text:list-item>
                <text:list-item>
                  <text:p text:style-name="P8">User: Click button</text:p>
                </text:list-item>
                <text:list-item>
                  <text:p text:style-name="P8">App: Append word/phrase, repeat step ii</text:p>
                </text:list-item>
                <text:list-item>
                  <text:p text:style-name="P8">User: Go-to step i (continue typing) or step iii (select next suggested word)</text:p>
                </text:list-item>
              </text:list>
            </text:list-item>
            <text:list-item>
              <text:p text:style-name="P7">Functional requirement:</text:p>
              <text:list>
                <text:list-item>
                  <text:p text:style-name="P8">REQ-1: Load prediction model - load prediction model as trained in feature #2 below.</text:p>
                </text:list-item>
                <text:list-item>
                  <text:p text:style-name="P8">REQ-2: input text - reads text input by user</text:p>
                </text:list-item>
                <text:list-item>
                  <text:p text:style-name="P8">REQ-3: parse text - parses, cleans and tokenizes text into list of tokens (words/phrases/symbols)</text:p>
                </text:list-item>
                <text:list-item>
                  <text:p text:style-name="P8">REQ-4: look-up best words: using token history from parsed text and <text:span text:style-name="T9">prediction model</text:span>, returns best next n tokens in order (best to worst)</text:p>
                </text:list-item>
                <text:list-item>
                  <text:p text:style-name="P8">REQ-5: display best words: takes token returned by look-up and displays in button or pop-up</text:p>
                </text:list-item>
                <text:list-item>
                  <text:p text:style-name="P8">REQ-6: append text - appends token selected by user to working text</text:p>
                </text:list-item>
              </text:list>
            </text:list-item>
          </text:list>
        </text:list-item>
        <text:list-item>
          <text:p text:style-name="P5"><text:span text:style-name="T9">Train Prediction Model</text:span></text:p>
          <text:list>
            <text:list-item>
              <text:p text:style-name="P7">Description &amp; Priority: Reads in sample text (corpus) and builds a prediction model based on that text. </text:p>
            </text:list-item>
            <text:list-item>
              <text:p text:style-name="P7">Stimulus/Response Sequences:</text:p>
              <text:list>
                <text:list-item>
                  <text:p text:style-name="P8">User (via R API): Instantiate class or use function which loads sample corpus into program environment</text:p>
                </text:list-item>
                <text:list-item>
                  <text:p text:style-name="P8"><text:soft-page-break/>API: Read text into corpus (leverage tm library <text:a xlink:type="simple" xlink:href="https://cran.r-project.org/web/packages/tm/tm.pdf" text:style-name="Internet_20_link" text:visited-style-name="Visited_20_Internet_20_Link"><text:span text:style-name="T8">https://cran.r-project.org/web/packages/tm/tm.pdf</text:span></text:a>)</text:p>
                </text:list-item>
                <text:list-item>
                  <text:p text:style-name="P8">API: cleanse text, tokenize text</text:p>
                </text:list-item>
                <text:list-item>
                  <text:p text:style-name="P8">User: Call build prediction model method</text:p>
                </text:list-item>
                <text:list-item>
                  <text:p text:style-name="P8">API: Build prediction model - consider using stupid-backoff for simplicity <text:a xlink:type="simple" xlink:href="http://www.aclweb.org/anthology/D07-1090.pdf" text:style-name="Internet_20_link" text:visited-style-name="Visited_20_Internet_20_Link"><text:span text:style-name="T8">http://www.aclweb.org/anthology/D07-1090.pdf</text:span></text:a></text:p>
                </text:list-item>
                <text:list-item>
                  <text:p text:style-name="P8">User: Save prediction model</text:p>
                </text:list-item>
                <text:list-item>
                  <text:p text:style-name="P8">API: Output prediction model to some kind of file for usage in Predict Next Word feature </text:p>
                </text:list-item>
              </text:list>
            </text:list-item>
            <text:list-item>
              <text:p text:style-name="P7">Functional requirement:</text:p>
              <text:list>
                <text:list-item>
                  <text:p text:style-name="P8">REQ-1: Build corpus</text:p>
                </text:list-item>
                <text:list-item>
                  <text:p text:style-name="P8">REQ-2: Cleanse text (with various parameters, casefolding, etc)</text:p>
                </text:list-item>
                <text:list-item>
                  <text:p text:style-name="P8">REQ-3: Tokenize text</text:p>
                </text:list-item>
                <text:list-item>
                  <text:p text:style-name="P8">REQ-4: Build n-gram frequencies</text:p>
                </text:list-item>
                <text:list-item>
                  <text:p text:style-name="P8">REQ-5: Build prediction model (stupid backoff for now)</text:p>
                </text:list-item>
                <text:list-item>
                  <text:p text:style-name="P8">REQ-6: Write model to file</text:p>
                </text:list-item>
                <text:list-item>
                  <text:p text:style-name="P8">REQ-7: Read model from file</text:p>
                </text:list-item>
              </text:list>
            </text:list-item>
          </text:list>
        </text:list-item>
      </text:list>
      <text:h text:style-name="P11" text:outline-level="2">Other Non-functional Requirements</text:h>
      <text:list xml:id="list7828449553146678507" text:style-name="WWNum6">
        <text:list-item>
          <text:p text:style-name="P6">Performance Requirements: The app must perform as if operating in a memory-lite environment (e.g. a 2013 Smartphone) - 2GB of RAM total. </text:p>
        </text:list-item>
        <text:list-item>
          <text:p text:style-name="P6">Business rules: It is assumed the person is using English, so foreign words will likely be transformed to "unknown word" token and therefore perform poorl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CA" style:font-name-asian="Times New Roman" style:font-family-asian="'Times New Roman'" style:font-family-generic-asian="system" style:font-pitch-asian="variable" style:font-size-asian="11pt" style:language-asian="en" style:country-asian="CA"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in" fo:margin-right="0in" fo:margin-top="0.1665in" fo:margin-bottom="0.0417in" loext:contextual-spacing="false" fo:line-height="107%" fo:text-align="start" style:justify-single-word="false" fo:orphans="2" fo:widows="2" fo:text-indent="0in" style:auto-text-indent="false" fo:keep-with-next="always" style:vertical-align="auto"/>
      <style:text-properties style:font-name="Calibri Light" fo:font-family="'Calibri Light'" style:font-family-generic="roman" style:font-pitch="variable" fo:font-size="16pt" fo:language="en" fo:country="CA" fo:font-weight="bold" style:letter-kerning="true" style:font-name-asian="Times New Roman" style:font-family-asian="'Times New Roman'" style:font-family-generic-asian="system" style:font-pitch-asian="variable" style:font-size-asian="16pt" style:language-asian="en" style:country-asian="CA" style:font-weight-asian="bold" style:font-name-complex="Calibri Light1" style:font-family-complex="'Calibri Light'"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in" fo:margin-right="0in" fo:margin-top="0.1665in" fo:margin-bottom="0.0417in" loext:contextual-spacing="false" fo:line-height="107%" fo:text-align="start" style:justify-single-word="false" fo:orphans="2" fo:widows="2" fo:text-indent="0in" style:auto-text-indent="false" fo:keep-with-next="always" style:vertical-align="auto"/>
      <style:text-properties style:font-name="Calibri Light" fo:font-family="'Calibri Light'" style:font-family-generic="roman" style:font-pitch="variable" fo:font-size="14pt" fo:language="en" fo:country="CA" fo:font-style="italic" fo:font-weight="bold" style:font-name-asian="Times New Roman" style:font-family-asian="'Times New Roman'" style:font-family-generic-asian="system" style:font-pitch-asian="variable" style:font-size-asian="14pt" style:language-asian="en" style:country-asian="CA" style:font-style-asian="italic" style:font-weight-asian="bold" style:font-name-complex="Calibri Light1" style:font-family-complex="'Calibri Light'" style:font-family-generic-complex="system" style:font-pitch-complex="variable" style:font-size-complex="14pt" style:language-complex="ar" style:country-complex="SA" style:font-style-complex="italic" style:font-weight-complex="bold"/>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CA" style:font-name-asian="Times New Roman" style:font-family-asian="'Times New Roman'" style:font-family-generic-asian="system" style:font-pitch-asian="variable" style:font-size-asian="11pt" style:language-asian="en" style:country-asian="CA"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CA" style:font-size-asian="12pt" style:language-asian="en" style:country-asian="CA" style:font-name-complex="Times New Roman"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font-name-complex="Times New Roman" style:font-family-complex="'Times New Roman'" style:font-family-generic-complex="system" style:font-pitch-complex="variable"/>
    </style:style>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bold"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0T09:14:00</meta:creation-date>
    <dc:date>2016-09-10T10:04:00</dc:date>
    <meta:editing-cycles>3</meta:editing-cycles>
    <meta:editing-duration>PT47S</meta:editing-duration>
    <meta:document-statistic meta:table-count="0" meta:image-count="0" meta:object-count="0" meta:page-count="3" meta:paragraph-count="56" meta:word-count="763" meta:character-count="4608" meta:non-whitespace-character-count="3939"/>
    <meta:generator>LibreOffice/5.1.3.2$Linux_X86_64 LibreOffice_project/10m0$Build-2</meta:generator>
    <meta:user-defined meta:name="Operator">Evil</meta:user-defined>
  </office:meta>
</office:document-meta>
</file>